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5 wątków" table:style-name="ta1">
        <table:shapes>
          <draw:frame draw:z-index="0" draw:style-name="gr1" svg:width="15.989cm" svg:height="8.998cm" svg:x="12.713cm" svg:y="1.657cm">
            <draw:object draw:notify-on-update-of-ranges="'5 wątków'.A2:'5 wątków'.A4 '5 wątków'.B1:'5 wątków'.B1 '5 wątków'.B2:'5 wątków'.B4 '5 wątków'.C1:'5 wątków'.C1 '5 wątków'.C2:'5 wątków'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DrobnoZiarnistaLista</text:p>
          </table:table-cell>
          <table:table-cell office:value-type="string" calcext:value-type="string">
            <text:p>GruboZiarnistaLista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ROUND([.C18])" office:value-type="float" office:value="1" calcext:value-type="float">
            <text:p>1</text:p>
          </table:table-cell>
          <table:table-cell table:formula="of:=ROUND([.E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OUND([.C19])" office:value-type="float" office:value="390" calcext:value-type="float">
            <text:p>390</text:p>
          </table:table-cell>
          <table:table-cell table:formula="of:=ROUND([.E19])" office:value-type="float" office:value="1719" calcext:value-type="float">
            <text:p>171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ROUND([.C20])" office:value-type="float" office:value="1233" calcext:value-type="float">
            <text:p>1233</text:p>
          </table:table-cell>
          <table:table-cell table:formula="of:=ROUND([.E20])" office:value-type="float" office:value="6119" calcext:value-type="float">
            <text:p>611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1319" calcext:value-type="float">
            <text:p>1319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office:value-type="float" office:value="2138" calcext:value-type="float">
            <text:p>2138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float" office:value="10" calcext:value-type="float">
            <text:p>10</text:p>
          </table:table-cell>
          <table:table-cell office:value-type="float" office:value="6305" calcext:value-type="float">
            <text:p>630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10" calcext:value-type="float">
            <text:p>10</text:p>
          </table:table-cell>
          <table:table-cell office:value-type="float" office:value="5650" calcext:value-type="float">
            <text:p>5650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84" calcext:value-type="float">
            <text:p>1384</text:p>
          </table:table-cell>
          <table:table-cell office:value-type="float" office:value="10" calcext:value-type="float">
            <text:p>10</text:p>
          </table:table-cell>
          <table:table-cell office:value-type="float" office:value="6401" calcext:value-type="float">
            <text:p>6401</text:p>
          </table:table-cell>
        </table:table-row>
        <table:table-row table:style-name="ro2">
          <table:table-cell/>
          <table:table-cell table:style-name="ce1" table:formula="of:=[.B1]" office:value-type="string" office:string-value="DrobnoZiarnistaLista" calcext:value-type="string" table:number-columns-spanned="2" table:number-rows-spanned="1">
            <text:p>DrobnoZiarnistaLista</text:p>
          </table:table-cell>
          <table:covered-table-cell/>
          <table:table-cell table:style-name="ce1" table:formula="of:=[.C1]" office:value-type="string" office:string-value="GruboZiarnistaLista" calcext:value-type="string" table:number-columns-spanned="2" table:number-rows-spanned="1">
            <text:p>GruboZiarnistaLista</text:p>
          </table:table-cell>
          <table:covered-table-cell/>
        </table:table-row>
        <table:table-row table:style-name="ro4">
          <table:table-cell/>
          <table:table-cell office:value-type="string" calcext:value-type="string">
            <text:p>opoznienie</text:p>
          </table:table-cell>
          <table:table-cell office:value-type="string" calcext:value-type="string">
            <text:p>srednia ar</text:p>
          </table:table-cell>
          <table:table-cell office:value-type="string" calcext:value-type="string">
            <text:p>opoznienie</text:p>
          </table:table-cell>
          <table:table-cell office:value-type="string" calcext:value-type="string">
            <text:p>srednia ar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AVERAGE([.C7:.C9])" office:value-type="float" office:value="1.33333333333333" calcext:value-type="float">
            <text:p>1,3333333333</text:p>
          </table:table-cell>
          <table:table-cell office:value-type="float" office:value="1" calcext:value-type="float">
            <text:p>1</text:p>
          </table:table-cell>
          <table:table-cell table:formula="of:=AVERAGE([.E7:.E9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AVERAGE([.C10:.C12])"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table:formula="of:=AVERAGE([.E10:.E12])" office:value-type="float" office:value="1719" calcext:value-type="float">
            <text:p>1719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AVERAGE([.C13:.C15])" office:value-type="float" office:value="1232.66666666667" calcext:value-type="float">
            <text:p>1232,6666666667</text:p>
          </table:table-cell>
          <table:table-cell office:value-type="float" office:value="11" calcext:value-type="float">
            <text:p>11</text:p>
          </table:table-cell>
          <table:table-cell table:formula="of:=AVERAGE([.E13:.E15])" office:value-type="float" office:value="6118.66666666667" calcext:value-type="float">
            <text:p>6118,6666666667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2" table:number-rows-repeated="14">
          <table:table-cell table:number-columns-repeated="5"/>
        </table:table-row>
        <table:table-row table:style-name="ro3" table:number-rows-repeated="104853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10 watków" table:style-name="ta1">
        <table:shapes>
          <draw:frame draw:z-index="0" draw:style-name="gr1" svg:width="15.994cm" svg:height="8.998cm" svg:x="16.738cm" svg:y="3.039cm">
            <draw:object draw:notify-on-update-of-ranges="'10 watków'.A2:'10 watków'.A4 '10 watków'.B1:'10 watków'.B1 '10 watków'.B2:'10 watków'.B4 '10 watków'.C1:'10 watków'.C1 '10 watków'.C2:'10 watków'.C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DrobnoZiarnistaLista</text:p>
          </table:table-cell>
          <table:table-cell office:value-type="string" calcext:value-type="string">
            <text:p>GruboZiarnistaLista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ROUND([.C20])" office:value-type="float" office:value="4" calcext:value-type="float">
            <text:p>4</text:p>
          </table:table-cell>
          <table:table-cell table:formula="of:=ROUND([.E20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OUND([.C21])" office:value-type="float" office:value="1469" calcext:value-type="float">
            <text:p>1469</text:p>
          </table:table-cell>
          <table:table-cell table:formula="of:=ROUND([.E21])" office:value-type="float" office:value="13571" calcext:value-type="float">
            <text:p>1357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ROUND([.C22])" office:value-type="float" office:value="5986" calcext:value-type="float">
            <text:p>5986</text:p>
          </table:table-cell>
          <table:table-cell table:formula="of:=ROUND([.E22])" office:value-type="float" office:value="41904" calcext:value-type="float">
            <text:p>41904</text:p>
          </table:table-cell>
          <table:table-cell table:number-columns-repeated="2"/>
        </table:table-row>
        <table:table-row table:style-name="ro3" table:number-rows-repeated="4">
          <table:table-cell table:number-columns-repeated="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25" calcext:value-type="float">
            <text:p>1325</text:p>
          </table:table-cell>
          <table:table-cell office:value-type="float" office:value="5" calcext:value-type="float">
            <text:p>5</text:p>
          </table:table-cell>
          <table:table-cell office:value-type="float" office:value="12029" calcext:value-type="float">
            <text:p>12029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65" calcext:value-type="float">
            <text:p>1465</text:p>
          </table:table-cell>
          <table:table-cell office:value-type="float" office:value="5" calcext:value-type="float">
            <text:p>5</text:p>
          </table:table-cell>
          <table:table-cell office:value-type="float" office:value="13582" calcext:value-type="float">
            <text:p>13582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16" calcext:value-type="float">
            <text:p>1616</text:p>
          </table:table-cell>
          <table:table-cell office:value-type="float" office:value="5" calcext:value-type="float">
            <text:p>5</text:p>
          </table:table-cell>
          <table:table-cell office:value-type="float" office:value="15101" calcext:value-type="float">
            <text:p>15101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538" calcext:value-type="float">
            <text:p>5538</text:p>
          </table:table-cell>
          <table:table-cell office:value-type="float" office:value="10" calcext:value-type="float">
            <text:p>10</text:p>
          </table:table-cell>
          <table:table-cell office:value-type="float" office:value="44810" calcext:value-type="float">
            <text:p>44810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975" calcext:value-type="float">
            <text:p>5975</text:p>
          </table:table-cell>
          <table:table-cell office:value-type="float" office:value="10" calcext:value-type="float">
            <text:p>10</text:p>
          </table:table-cell>
          <table:table-cell office:value-type="float" office:value="39048" calcext:value-type="float">
            <text:p>39048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444" calcext:value-type="float">
            <text:p>6444</text:p>
          </table:table-cell>
          <table:table-cell office:value-type="float" office:value="10" calcext:value-type="float">
            <text:p>10</text:p>
          </table:table-cell>
          <table:table-cell office:value-type="float" office:value="41854" calcext:value-type="float">
            <text:p>41854</text:p>
          </table:table-cell>
        </table:table-row>
        <table:table-row table:style-name="ro2">
          <table:table-cell/>
          <table:table-cell table:style-name="ce1" table:formula="of:=[.B1]" office:value-type="string" office:string-value="DrobnoZiarnistaLista" calcext:value-type="string" table:number-columns-spanned="2" table:number-rows-spanned="1">
            <text:p>DrobnoZiarnistaLista</text:p>
          </table:table-cell>
          <table:covered-table-cell/>
          <table:table-cell table:style-name="ce1" table:formula="of:=[.C1]" office:value-type="string" office:string-value="GruboZiarnistaLista" calcext:value-type="string" table:number-columns-spanned="2" table:number-rows-spanned="1">
            <text:p>GruboZiarnistaLista</text:p>
          </table:table-cell>
          <table:covered-table-cell/>
        </table:table-row>
        <table:table-row table:style-name="ro5">
          <table:table-cell/>
          <table:table-cell office:value-type="string" calcext:value-type="string">
            <text:p>opoznienie</text:p>
          </table:table-cell>
          <table:table-cell office:value-type="string" calcext:value-type="string">
            <text:p>srednia ar</text:p>
          </table:table-cell>
          <table:table-cell office:value-type="string" calcext:value-type="string">
            <text:p>opoznienie</text:p>
          </table:table-cell>
          <table:table-cell office:value-type="string" calcext:value-type="string">
            <text:p>srednia ar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AVERAGE([.C9:.C11])" office:value-type="float" office:value="4.33333333333333" calcext:value-type="float">
            <text:p>4,3333333333</text:p>
          </table:table-cell>
          <table:table-cell office:value-type="float" office:value="0" calcext:value-type="float">
            <text:p>0</text:p>
          </table:table-cell>
          <table:table-cell table:formula="of:=AVERAGE([.E9:.E11])" office:value-type="float" office:value="2.33333333333333" calcext:value-type="float">
            <text:p>2,3333333333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AVERAGE([.C12:.C14])" office:value-type="float" office:value="1468.66666666667" calcext:value-type="float">
            <text:p>1468,6666666667</text:p>
          </table:table-cell>
          <table:table-cell office:value-type="float" office:value="5" calcext:value-type="float">
            <text:p>5</text:p>
          </table:table-cell>
          <table:table-cell table:formula="of:=AVERAGE([.E12:.E14])" office:value-type="float" office:value="13570.6666666667" calcext:value-type="float">
            <text:p>13570,6666666667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AVERAGE([.C15:.C17])" office:value-type="float" office:value="5985.66666666667" calcext:value-type="float">
            <text:p>5985,6666666667</text:p>
          </table:table-cell>
          <table:table-cell office:value-type="float" office:value="10" calcext:value-type="float">
            <text:p>10</text:p>
          </table:table-cell>
          <table:table-cell table:formula="of:=AVERAGE([.E15:.E17])" office:value-type="float" office:value="41904" calcext:value-type="float">
            <text:p>41904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 table:number-rows-repeated="37">
          <table:table-cell table:number-columns-repeated="5"/>
        </table:table-row>
        <table:table-row table:style-name="ro3" table:number-rows-repeated="104851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>
        <table:named-expression table:name="ala" table:base-cell-address="$'5 wątków'.$A$1" table:expression="#REF!"/>
        <table:named-expression table:name="tabela" table:base-cell-address="$'5 wątków'.$A$1" table:expression="#REF!"/>
      </table:named-expressions>
      <table:database-ranges>
        <table:database-range table:name="__Anonymous_Sheet_DB__0" table:target-range-address="'5 wątków'.A1:'5 wątków'.B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3-10-28T10:32:37</meta:creation-date>
    <dc:date>2013-10-28T12:16:14.746000000</dc:date>
    <meta:editing-duration>PT15M43S</meta:editing-duration>
    <meta:editing-cycles>4</meta:editing-cycles>
    <meta:generator>LibreOffice/4.1.1.2$Windows_x86 LibreOffice_project/7e4286b58adc75a14f6d83f53a03b6c11fa2903</meta:generator>
    <meta:document-statistic meta:table-count="2" meta:cell-count="1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7.039cm" svg:y="0.315cm" chart:style-name="ch2">
          <text:p>5 wątków</text:p>
        </chart:title>
        <chart:subtitle svg:x="5.623cm" svg:y="1.273cm" chart:style-name="ch3">
          <text:p>kazdy wykonuje 3 operacje</text:p>
        </chart:subtitle>
        <chart:legend chart:legend-position="end" svg:x="12.113cm" svg:y="3.925cm" style:legend-expansion="high" chart:style-name="ch4"/>
        <chart:plot-area chart:style-name="ch5" table:cell-range-address="'5 wątków'.A1:'5 wątków'.C4" chart:data-source-has-labels="both" svg:x="1.357cm" svg:y="2.314cm" svg:width="10.118cm" svg:height="5.498cm">
          <chartooo:coordinate-region svg:x="2.455cm" svg:y="2.526cm" svg:width="9.02cm" svg:height="4.613cm"/>
          <chart:axis chart:dimension="x" chart:name="primary-x" chart:style-name="ch6" chartooo:axis-type="auto">
            <chartooo:date-scale/>
            <chart:title svg:x="3.66cm" svg:y="7.992cm" chart:style-name="ch7">
              <text:p>sztuczne obciążenie porównania [ms]</text:p>
            </chart:title>
            <chart:categories table:cell-range-address="'5 wątków'.A2:'5 wątków'.A4"/>
          </chart:axis>
          <chart:axis chart:dimension="y" chart:name="primary-y" chart:style-name="ch8">
            <chart:title svg:x="0.451cm" svg:y="6.496cm" chart:style-name="ch9">
              <text:p>czas działania [ms]</text:p>
            </chart:title>
            <chart:grid chart:style-name="ch10" chart:class="major"/>
          </chart:axis>
          <chart:series chart:style-name="ch11" chart:values-cell-range-address="'5 wątków'.B2:'5 wątków'.B4" chart:label-cell-address="'5 wątków'.B1:'5 wątków'.B1" chart:class="chart:bar">
            <chart:data-point chart:repeated="3"/>
          </chart:series>
          <chart:series chart:style-name="ch12" chart:values-cell-range-address="'5 wątków'.C2:'5 wątków'.C4" chart:label-cell-address="'5 wątków'.C1:'5 wątków'.C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bnoZiarnistaLista</text:p>
                <draw:g>
                  <svg:desc>'5 wątków'.B1:'5 wątków'.B1</svg:desc>
                </draw:g>
              </table:table-cell>
              <table:table-cell office:value-type="string">
                <text:p>GruboZiarnistaLista</text:p>
                <draw:g>
                  <svg:desc>'5 wątków'.C1:'5 wątków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 wątków'.A2:'5 wątków'.A4</svg:desc>
                </draw:g>
              </table:table-cell>
              <table:table-cell office:value-type="float" office:value="1">
                <text:p>1</text:p>
                <draw:g>
                  <svg:desc>'5 wątków'.B2:'5 wątków'.B4</svg:desc>
                </draw:g>
              </table:table-cell>
              <table:table-cell office:value-type="float" office:value="0">
                <text:p>0</text:p>
                <draw:g>
                  <svg:desc>'5 wątków'.C2:'5 wątków'.C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0">
                <text:p>390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3">
                <text:p>1233</text:p>
              </table:table-cell>
              <table:table-cell office:value-type="float" office:value="6119">
                <text:p>6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9cm" xlink:href=".." xlink:type="simple" chart:class="chart:bar" chart:style-name="ch1">
        <chart:title svg:x="6.922cm" svg:y="0.315cm" chart:style-name="ch2">
          <text:p>10 wątków</text:p>
        </chart:title>
        <chart:subtitle svg:x="5.625cm" svg:y="1.273cm" chart:style-name="ch3">
          <text:p>kazdy wykonuje 3 operacje</text:p>
        </chart:subtitle>
        <chart:legend chart:legend-position="end" svg:x="12.118cm" svg:y="3.925cm" style:legend-expansion="high" chart:style-name="ch4"/>
        <chart:plot-area chart:style-name="ch5" table:cell-range-address="'10 watków'.A1:'10 watków'.C4" chart:data-source-has-labels="both" svg:x="1.357cm" svg:y="2.314cm" svg:width="10.123cm" svg:height="5.498cm">
          <chartooo:coordinate-region svg:x="2.64cm" svg:y="2.526cm" svg:width="8.84cm" svg:height="4.613cm"/>
          <chart:axis chart:dimension="x" chart:name="primary-x" chart:style-name="ch6" chartooo:axis-type="auto">
            <chartooo:date-scale/>
            <chart:title svg:x="3.993cm" svg:y="7.992cm" chart:style-name="ch7">
              <text:p>czas sztucznego opóźnienia [ms]</text:p>
            </chart:title>
            <chart:categories table:cell-range-address="'10 watków'.A2:'10 watków'.A4"/>
          </chart:axis>
          <chart:axis chart:dimension="y" chart:name="primary-y" chart:style-name="ch8">
            <chart:title svg:x="0.451cm" svg:y="6.496cm" chart:style-name="ch9">
              <text:p>czas działania [ms]</text:p>
            </chart:title>
            <chart:grid chart:style-name="ch10" chart:class="major"/>
          </chart:axis>
          <chart:series chart:style-name="ch11" chart:values-cell-range-address="'10 watków'.B2:'10 watków'.B4" chart:label-cell-address="'10 watków'.B1:'10 watków'.B1" chart:class="chart:bar">
            <chart:data-point chart:repeated="3"/>
          </chart:series>
          <chart:series chart:style-name="ch12" chart:values-cell-range-address="'10 watków'.C2:'10 watków'.C4" chart:label-cell-address="'10 watków'.C1:'10 watków'.C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bnoZiarnistaLista</text:p>
                <draw:g>
                  <svg:desc>'10 watków'.B1:'10 watków'.B1</svg:desc>
                </draw:g>
              </table:table-cell>
              <table:table-cell office:value-type="string">
                <text:p>GruboZiarnistaLista</text:p>
                <draw:g>
                  <svg:desc>'10 watków'.C1:'10 watków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10 watków'.A2:'10 watków'.A4</svg:desc>
                </draw:g>
              </table:table-cell>
              <table:table-cell office:value-type="float" office:value="4">
                <text:p>4</text:p>
                <draw:g>
                  <svg:desc>'10 watków'.B2:'10 watków'.B4</svg:desc>
                </draw:g>
              </table:table-cell>
              <table:table-cell office:value-type="float" office:value="2">
                <text:p>2</text:p>
                <draw:g>
                  <svg:desc>'10 watków'.C2:'10 watków'.C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69">
                <text:p>1469</text:p>
              </table:table-cell>
              <table:table-cell office:value-type="float" office:value="13571">
                <text:p>135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86">
                <text:p>5986</text:p>
              </table:table-cell>
              <table:table-cell office:value-type="float" office:value="41904">
                <text:p>41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Windows_x86 LibreOffice_project/7e4286b58adc75a14f6d83f53a03b6c11fa29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